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Athabasca</text:p>
          </table:table-cell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980.602">
            <text:p>980.602</text:p>
          </table:table-cell>
          <table:table-cell office:value-type="float" office:value="21.4961">
            <text:p>21.4961</text:p>
          </table:table-cell>
          <table:table-cell office:value-type="float" office:value="2057.85">
            <text:p>2057.85</text:p>
          </table:table-cell>
          <table:table-cell office:value-type="float" office:value="44.2053">
            <text:p>44.2053</text:p>
          </table:table-cell>
          <table:table-cell office:value-type="float" office:value="1813.01">
            <text:p>1813.01</text:p>
          </table:table-cell>
          <table:table-cell office:value-type="float" office:value="40.8981">
            <text:p>40.8981</text:p>
          </table:table-cell>
          <table:table-cell office:value-type="float" office:value="1806.14">
            <text:p>1806.14</text:p>
          </table:table-cell>
          <table:table-cell office:value-type="float" office:value="41.1813">
            <text:p>41.1813</text:p>
          </table:table-cell>
          <table:table-cell office:value-type="float" office:value="1950.44">
            <text:p>1950.44</text:p>
          </table:table-cell>
          <table:table-cell office:value-type="float" office:value="44.2647">
            <text:p>44.2647</text:p>
          </table:table-cell>
          <table:table-cell office:value-type="float" office:value="1753.57">
            <text:p>1753.57</text:p>
          </table:table-cell>
          <table:table-cell office:value-type="float" office:value="41.2953">
            <text:p>41.2953</text:p>
          </table:table-cell>
          <table:table-cell office:value-type="float" office:value="123.201">
            <text:p>123.201</text:p>
          </table:table-cell>
          <table:table-cell office:value-type="float" office:value="3.49871">
            <text:p>3.49871</text:p>
          </table:table-cell>
          <table:table-cell office:value-type="float" office:value="822.766">
            <text:p>822.766</text:p>
          </table:table-cell>
          <table:table-cell office:value-type="float" office:value="17.6348">
            <text:p>17.6348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0547">
            <text:p>51.0547</text:p>
          </table:table-cell>
          <table:table-cell office:value-type="float" office:value="0.167109">
            <text:p>0.167109</text:p>
          </table:table-cell>
          <table:table-cell office:value-type="float" office:value="51.105">
            <text:p>51.105</text:p>
          </table:table-cell>
          <table:table-cell office:value-type="float" office:value="0.163657">
            <text:p>0.163657</text:p>
          </table:table-cell>
          <table:table-cell office:value-type="float" office:value="51.17">
            <text:p>51.17</text:p>
          </table:table-cell>
          <table:table-cell office:value-type="float" office:value="0.172443">
            <text:p>0.172443</text:p>
          </table:table-cell>
          <table:table-cell office:value-type="float" office:value="51.2669">
            <text:p>51.2669</text:p>
          </table:table-cell>
          <table:table-cell office:value-type="float" office:value="0.174424">
            <text:p>0.174424</text:p>
          </table:table-cell>
          <table:table-cell office:value-type="float" office:value="51.161">
            <text:p>51.161</text:p>
          </table:table-cell>
          <table:table-cell office:value-type="float" office:value="0.173612">
            <text:p>0.173612</text:p>
          </table:table-cell>
          <table:table-cell office:value-type="float" office:value="51.3919">
            <text:p>51.3919</text:p>
          </table:table-cell>
          <table:table-cell office:value-type="float" office:value="0.180332">
            <text:p>0.180332</text:p>
          </table:table-cell>
          <table:table-cell office:value-type="float" office:value="52.5986">
            <text:p>52.5986</text:p>
          </table:table-cell>
          <table:table-cell office:value-type="float" office:value="0.219538">
            <text:p>0.219538</text:p>
          </table:table-cell>
          <table:table-cell office:value-type="float" office:value="51.3541">
            <text:p>51.3541</text:p>
          </table:table-cell>
          <table:table-cell office:value-type="float" office:value="0.163423">
            <text:p>0.16342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63365">
            <text:p>8.63365</text:p>
          </table:table-cell>
          <table:table-cell office:value-type="float" office:value="0.238845">
            <text:p>0.238845</text:p>
          </table:table-cell>
          <table:table-cell office:value-type="float" office:value="8.60554">
            <text:p>8.60554</text:p>
          </table:table-cell>
          <table:table-cell office:value-type="float" office:value="0.233319">
            <text:p>0.233319</text:p>
          </table:table-cell>
          <table:table-cell office:value-type="float" office:value="8.80035">
            <text:p>8.80035</text:p>
          </table:table-cell>
          <table:table-cell office:value-type="float" office:value="0.249363">
            <text:p>0.249363</text:p>
          </table:table-cell>
          <table:table-cell office:value-type="float" office:value="8.82207">
            <text:p>8.82207</text:p>
          </table:table-cell>
          <table:table-cell office:value-type="float" office:value="0.253044">
            <text:p>0.253044</text:p>
          </table:table-cell>
          <table:table-cell office:value-type="float" office:value="8.86428">
            <text:p>8.86428</text:p>
          </table:table-cell>
          <table:table-cell office:value-type="float" office:value="0.252481">
            <text:p>0.252481</text:p>
          </table:table-cell>
          <table:table-cell office:value-type="float" office:value="8.89351">
            <text:p>8.89351</text:p>
          </table:table-cell>
          <table:table-cell office:value-type="float" office:value="0.262792">
            <text:p>0.262792</text:p>
          </table:table-cell>
          <table:table-cell office:value-type="float" office:value="9.26376">
            <text:p>9.26376</text:p>
          </table:table-cell>
          <table:table-cell office:value-type="float" office:value="0.326337">
            <text:p>0.326337</text:p>
          </table:table-cell>
          <table:table-cell office:value-type="float" office:value="8.60168">
            <text:p>8.60168</text:p>
          </table:table-cell>
          <table:table-cell office:value-type="float" office:value="0.232875">
            <text:p>0.23287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311.693">
            <text:p>311.693</text:p>
          </table:table-cell>
          <table:table-cell office:value-type="float" office:value="17.1793">
            <text:p>17.1793</text:p>
          </table:table-cell>
          <table:table-cell office:value-type="float" office:value="188.623">
            <text:p>188.623</text:p>
          </table:table-cell>
          <table:table-cell office:value-type="float" office:value="35.3684">
            <text:p>35.3684</text:p>
          </table:table-cell>
          <table:table-cell office:value-type="float" office:value="198.443">
            <text:p>198.443</text:p>
          </table:table-cell>
          <table:table-cell office:value-type="float" office:value="32.6109">
            <text:p>32.6109</text:p>
          </table:table-cell>
          <table:table-cell office:value-type="float" office:value="202">
            <text:p>202</text:p>
          </table:table-cell>
          <table:table-cell office:value-type="float" office:value="32.8352">
            <text:p>32.8352</text:p>
          </table:table-cell>
          <table:table-cell office:value-type="float" office:value="223.761">
            <text:p>223.761</text:p>
          </table:table-cell>
          <table:table-cell office:value-type="float" office:value="35.2231">
            <text:p>35.2231</text:p>
          </table:table-cell>
          <table:table-cell office:value-type="float" office:value="254.947">
            <text:p>254.947</text:p>
          </table:table-cell>
          <table:table-cell office:value-type="float" office:value="32.9168">
            <text:p>32.9168</text:p>
          </table:table-cell>
          <table:table-cell office:value-type="float" office:value="82.9822">
            <text:p>82.9822</text:p>
          </table:table-cell>
          <table:table-cell office:value-type="float" office:value="2.79913">
            <text:p>2.79913</text:p>
          </table:table-cell>
          <table:table-cell office:value-type="float" office:value="168.088">
            <text:p>168.088</text:p>
          </table:table-cell>
          <table:table-cell office:value-type="float" office:value="14.1476">
            <text:p>14.1476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617">
            <text:p>-2.1617</text:p>
          </table:table-cell>
          <table:table-cell office:value-type="float" office:value="1.19275">
            <text:p>1.19275</text:p>
          </table:table-cell>
          <table:table-cell office:value-type="float" office:value="-4.23899">
            <text:p>-4.23899</text:p>
          </table:table-cell>
          <table:table-cell office:value-type="float" office:value="2.44831">
            <text:p>2.44831</text:p>
          </table:table-cell>
          <table:table-cell office:value-type="float" office:value="-3.8855">
            <text:p>-3.8855</text:p>
          </table:table-cell>
          <table:table-cell office:value-type="float" office:value="2.2918">
            <text:p>2.2918</text:p>
          </table:table-cell>
          <table:table-cell office:value-type="float" office:value="-4.03746">
            <text:p>-4.03746</text:p>
          </table:table-cell>
          <table:table-cell office:value-type="float" office:value="2.31455">
            <text:p>2.31455</text:p>
          </table:table-cell>
          <table:table-cell office:value-type="float" office:value="-4.44225">
            <text:p>-4.44225</text:p>
          </table:table-cell>
          <table:table-cell office:value-type="float" office:value="2.49073">
            <text:p>2.49073</text:p>
          </table:table-cell>
          <table:table-cell office:value-type="float" office:value="-4.00583">
            <text:p>-4.00583</text:p>
          </table:table-cell>
          <table:table-cell office:value-type="float" office:value="2.33017">
            <text:p>2.33017</text:p>
          </table:table-cell>
          <table:table-cell office:value-type="float" office:value="0.146153">
            <text:p>0.146153</text:p>
          </table:table-cell>
          <table:table-cell office:value-type="float" office:value="0.201276">
            <text:p>0.201276</text:p>
          </table:table-cell>
          <table:table-cell office:value-type="float" office:value="-0.865296">
            <text:p>-0.865296</text:p>
          </table:table-cell>
          <table:table-cell office:value-type="float" office:value="0.977729">
            <text:p>0.97772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09139">
            <text:p>0.0209139</text:p>
          </table:table-cell>
          <table:table-cell office:value-type="float" office:value="0.0117197">
            <text:p>0.0117197</text:p>
          </table:table-cell>
          <table:table-cell office:value-type="float" office:value="0.0429706">
            <text:p>0.0429706</text:p>
          </table:table-cell>
          <table:table-cell office:value-type="float" office:value="0.0240488">
            <text:p>0.0240488</text:p>
          </table:table-cell>
          <table:table-cell office:value-type="float" office:value="0.0395089">
            <text:p>0.0395089</text:p>
          </table:table-cell>
          <table:table-cell office:value-type="float" office:value="0.0225088">
            <text:p>0.0225088</text:p>
          </table:table-cell>
          <table:table-cell office:value-type="float" office:value="0.040419">
            <text:p>0.040419</text:p>
          </table:table-cell>
          <table:table-cell office:value-type="float" office:value="0.0227202">
            <text:p>0.0227202</text:p>
          </table:table-cell>
          <table:table-cell office:value-type="float" office:value="0.0446684">
            <text:p>0.0446684</text:p>
          </table:table-cell>
          <table:table-cell office:value-type="float" office:value="0.024466">
            <text:p>0.024466</text:p>
          </table:table-cell>
          <table:table-cell office:value-type="float" office:value="0.0403208">
            <text:p>0.0403208</text:p>
          </table:table-cell>
          <table:table-cell office:value-type="float" office:value="0.0228579">
            <text:p>0.0228579</text:p>
          </table:table-cell>
          <table:table-cell office:value-type="float" office:value="-0.000551521">
            <text:p>-0.000551521</text:p>
          </table:table-cell>
          <table:table-cell office:value-type="float" office:value="0.00195999">
            <text:p>0.00195999</text:p>
          </table:table-cell>
          <table:table-cell office:value-type="float" office:value="0.0087025">
            <text:p>0.0087025</text:p>
          </table:table-cell>
          <table:table-cell office:value-type="float" office:value="0.00958995">
            <text:p>0.00958995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9]" office:value-type="float" office:value="20.3306920817815">
            <text:p>20.3306920818</text:p>
          </table:table-cell>
          <table:table-cell/>
          <table:table-cell table:formula="of:=2*SQRT(2*LN(2))*[.D9]" office:value-type="float" office:value="20.2644980903156">
            <text:p>20.2644980903</text:p>
          </table:table-cell>
          <table:table-cell/>
          <table:table-cell table:formula="of:=2*SQRT(2*LN(2))*[.F9]" office:value-type="float" office:value="20.7232405832881">
            <text:p>20.7232405833</text:p>
          </table:table-cell>
          <table:table-cell/>
          <table:table-cell table:formula="of:=2*SQRT(2*LN(2))*[.H9]" office:value-type="float" office:value="20.7743872746662">
            <text:p>20.7743872747</text:p>
          </table:table-cell>
          <table:table-cell/>
          <table:table-cell table:formula="of:=2*SQRT(2*LN(2))*[.J9]" office:value-type="float" office:value="20.8737842287669">
            <text:p>20.8737842288</text:p>
          </table:table-cell>
          <table:table-cell/>
          <table:table-cell table:formula="of:=2*SQRT(2*LN(2))*[.L9]" office:value-type="float" office:value="20.9426156186832">
            <text:p>20.9426156187</text:p>
          </table:table-cell>
          <table:table-cell/>
          <table:table-cell table:formula="of:=2*SQRT(2*LN(2))*[.N9]" office:value-type="float" office:value="21.8144877403559">
            <text:p>21.8144877404</text:p>
          </table:table-cell>
          <table:table-cell/>
          <table:table-cell table:formula="of:=2*SQRT(2*LN(2))*[.P9]" office:value-type="float" office:value="20.2554084849418">
            <text:p>20.2554084849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41.055">
            <text:p>141.055</text:p>
          </table:table-cell>
          <table:table-cell/>
          <table:table-cell office:value-type="float" office:value="141.105">
            <text:p>141.105</text:p>
          </table:table-cell>
          <table:table-cell/>
          <table:table-cell office:value-type="float" office:value="141.17">
            <text:p>141.17</text:p>
          </table:table-cell>
          <table:table-cell/>
          <table:table-cell office:value-type="float" office:value="141.267">
            <text:p>141.267</text:p>
          </table:table-cell>
          <table:table-cell/>
          <table:table-cell office:value-type="float" office:value="141.161">
            <text:p>141.161</text:p>
          </table:table-cell>
          <table:table-cell/>
          <table:table-cell office:value-type="float" office:value="141.392">
            <text:p>141.392</text:p>
          </table:table-cell>
          <table:table-cell/>
          <table:table-cell office:value-type="float" office:value="142.599">
            <text:p>142.599</text:p>
          </table:table-cell>
          <table:table-cell/>
          <table:table-cell office:value-type="float" office:value="141.354">
            <text:p>141.35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Date Athabasca</text:p>
          </table:table-cell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1742.54">
            <text:p>1742.54</text:p>
          </table:table-cell>
          <table:table-cell office:value-type="float" office:value="58.5379">
            <text:p>58.5379</text:p>
          </table:table-cell>
          <table:table-cell office:value-type="float" office:value="3662.67">
            <text:p>3662.67</text:p>
          </table:table-cell>
          <table:table-cell office:value-type="float" office:value="150.551">
            <text:p>150.551</text:p>
          </table:table-cell>
          <table:table-cell office:value-type="float" office:value="3288.5">
            <text:p>3288.5</text:p>
          </table:table-cell>
          <table:table-cell office:value-type="float" office:value="142.639">
            <text:p>142.639</text:p>
          </table:table-cell>
          <table:table-cell office:value-type="float" office:value="3324.14">
            <text:p>3324.14</text:p>
          </table:table-cell>
          <table:table-cell office:value-type="float" office:value="141.112">
            <text:p>141.112</text:p>
          </table:table-cell>
          <table:table-cell office:value-type="float" office:value="3722.18">
            <text:p>3722.18</text:p>
          </table:table-cell>
          <table:table-cell office:value-type="float" office:value="167.465">
            <text:p>167.465</text:p>
          </table:table-cell>
          <table:table-cell office:value-type="float" office:value="3451.47">
            <text:p>3451.47</text:p>
          </table:table-cell>
          <table:table-cell office:value-type="float" office:value="163.713">
            <text:p>163.713</text:p>
          </table:table-cell>
          <table:table-cell office:value-type="float" office:value="272.894">
            <text:p>272.894</text:p>
          </table:table-cell>
          <table:table-cell office:value-type="float" office:value="19.3314">
            <text:p>19.3314</text:p>
          </table:table-cell>
          <table:table-cell office:value-type="float" office:value="1713.38">
            <text:p>1713.38</text:p>
          </table:table-cell>
          <table:table-cell office:value-type="float" office:value="55.016">
            <text:p>55.01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32.834">
            <text:p>32.834</text:p>
          </table:table-cell>
          <table:table-cell office:value-type="float" office:value="0.145584">
            <text:p>0.145584</text:p>
          </table:table-cell>
          <table:table-cell office:value-type="float" office:value="32.9743">
            <text:p>32.9743</text:p>
          </table:table-cell>
          <table:table-cell office:value-type="float" office:value="0.173011">
            <text:p>0.173011</text:p>
          </table:table-cell>
          <table:table-cell office:value-type="float" office:value="33.1171">
            <text:p>33.1171</text:p>
          </table:table-cell>
          <table:table-cell office:value-type="float" office:value="0.173919">
            <text:p>0.173919</text:p>
          </table:table-cell>
          <table:table-cell office:value-type="float" office:value="33.1138">
            <text:p>33.1138</text:p>
          </table:table-cell>
          <table:table-cell office:value-type="float" office:value="0.169782">
            <text:p>0.169782</text:p>
          </table:table-cell>
          <table:table-cell office:value-type="float" office:value="33.0265">
            <text:p>33.0265</text:p>
          </table:table-cell>
          <table:table-cell office:value-type="float" office:value="0.176066">
            <text:p>0.176066</text:p>
          </table:table-cell>
          <table:table-cell office:value-type="float" office:value="33.2599">
            <text:p>33.2599</text:p>
          </table:table-cell>
          <table:table-cell office:value-type="float" office:value="0.1829">
            <text:p>0.1829</text:p>
          </table:table-cell>
          <table:table-cell office:value-type="float" office:value="34.2107">
            <text:p>34.2107</text:p>
          </table:table-cell>
          <table:table-cell office:value-type="float" office:value="0.243944">
            <text:p>0.243944</text:p>
          </table:table-cell>
          <table:table-cell office:value-type="float" office:value="33.0781">
            <text:p>33.0781</text:p>
          </table:table-cell>
          <table:table-cell office:value-type="float" office:value="0.140994">
            <text:p>0.14099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90594">
            <text:p>8.90594</text:p>
          </table:table-cell>
          <table:table-cell office:value-type="float" office:value="0.292593">
            <text:p>0.292593</text:p>
          </table:table-cell>
          <table:table-cell office:value-type="float" office:value="9.07636">
            <text:p>9.07636</text:p>
          </table:table-cell>
          <table:table-cell office:value-type="float" office:value="0.357098">
            <text:p>0.357098</text:p>
          </table:table-cell>
          <table:table-cell office:value-type="float" office:value="9.31226">
            <text:p>9.31226</text:p>
          </table:table-cell>
          <table:table-cell office:value-type="float" office:value="0.374029">
            <text:p>0.374029</text:p>
          </table:table-cell>
          <table:table-cell office:value-type="float" office:value="9.25125">
            <text:p>9.25125</text:p>
          </table:table-cell>
          <table:table-cell office:value-type="float" office:value="0.364617">
            <text:p>0.364617</text:p>
          </table:table-cell>
          <table:table-cell office:value-type="float" office:value="9.37281">
            <text:p>9.37281</text:p>
          </table:table-cell>
          <table:table-cell office:value-type="float" office:value="0.384741">
            <text:p>0.384741</text:p>
          </table:table-cell>
          <table:table-cell office:value-type="float" office:value="9.39074">
            <text:p>9.39074</text:p>
          </table:table-cell>
          <table:table-cell office:value-type="float" office:value="0.404492">
            <text:p>0.404492</text:p>
          </table:table-cell>
          <table:table-cell office:value-type="float" office:value="10.0494">
            <text:p>10.0494</text:p>
          </table:table-cell>
          <table:table-cell office:value-type="float" office:value="0.601083">
            <text:p>0.601083</text:p>
          </table:table-cell>
          <table:table-cell office:value-type="float" office:value="8.89304">
            <text:p>8.89304</text:p>
          </table:table-cell>
          <table:table-cell office:value-type="float" office:value="0.281594">
            <text:p>0.28159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1.457">
            <text:p>291.457</text:p>
          </table:table-cell>
          <table:table-cell office:value-type="float" office:value="29.2717">
            <text:p>29.2717</text:p>
          </table:table-cell>
          <table:table-cell office:value-type="float" office:value="200.405">
            <text:p>200.405</text:p>
          </table:table-cell>
          <table:table-cell office:value-type="float" office:value="72.5718">
            <text:p>72.5718</text:p>
          </table:table-cell>
          <table:table-cell office:value-type="float" office:value="208.759">
            <text:p>208.759</text:p>
          </table:table-cell>
          <table:table-cell office:value-type="float" office:value="64.6711">
            <text:p>64.6711</text:p>
          </table:table-cell>
          <table:table-cell office:value-type="float" office:value="210.931">
            <text:p>210.931</text:p>
          </table:table-cell>
          <table:table-cell office:value-type="float" office:value="64.1438">
            <text:p>64.1438</text:p>
          </table:table-cell>
          <table:table-cell office:value-type="float" office:value="241.214">
            <text:p>241.214</text:p>
          </table:table-cell>
          <table:table-cell office:value-type="float" office:value="73.4197">
            <text:p>73.4197</text:p>
          </table:table-cell>
          <table:table-cell office:value-type="float" office:value="271.601">
            <text:p>271.601</text:p>
          </table:table-cell>
          <table:table-cell office:value-type="float" office:value="71.4349">
            <text:p>71.4349</text:p>
          </table:table-cell>
          <table:table-cell office:value-type="float" office:value="79.5478">
            <text:p>79.5478</text:p>
          </table:table-cell>
          <table:table-cell office:value-type="float" office:value="7.45543">
            <text:p>7.45543</text:p>
          </table:table-cell>
          <table:table-cell office:value-type="float" office:value="161.031">
            <text:p>161.031</text:p>
          </table:table-cell>
          <table:table-cell office:value-type="float" office:value="28.1939">
            <text:p>28.193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13.4855">
            <text:p>-13.4855</text:p>
          </table:table-cell>
          <table:table-cell office:value-type="float" office:value="4.54059">
            <text:p>4.54059</text:p>
          </table:table-cell>
          <table:table-cell office:value-type="float" office:value="-32.8584">
            <text:p>-32.8584</text:p>
          </table:table-cell>
          <table:table-cell office:value-type="float" office:value="11.6106">
            <text:p>11.6106</text:p>
          </table:table-cell>
          <table:table-cell office:value-type="float" office:value="-32.2969">
            <text:p>-32.2969</text:p>
          </table:table-cell>
          <table:table-cell office:value-type="float" office:value="10.8699">
            <text:p>10.8699</text:p>
          </table:table-cell>
          <table:table-cell office:value-type="float" office:value="-31.5929">
            <text:p>-31.5929</text:p>
          </table:table-cell>
          <table:table-cell office:value-type="float" office:value="10.7615">
            <text:p>10.7615</text:p>
          </table:table-cell>
          <table:table-cell office:value-type="float" office:value="-37.6488">
            <text:p>-37.6488</text:p>
          </table:table-cell>
          <table:table-cell office:value-type="float" office:value="12.6344">
            <text:p>12.6344</text:p>
          </table:table-cell>
          <table:table-cell office:value-type="float" office:value="-35.2003">
            <text:p>-35.2003</text:p>
          </table:table-cell>
          <table:table-cell office:value-type="float" office:value="12.3941">
            <text:p>12.3941</text:p>
          </table:table-cell>
          <table:table-cell office:value-type="float" office:value="-3.56569">
            <text:p>-3.56569</text:p>
          </table:table-cell>
          <table:table-cell office:value-type="float" office:value="1.43849">
            <text:p>1.43849</text:p>
          </table:table-cell>
          <table:table-cell office:value-type="float" office:value="-13.9234">
            <text:p>-13.9234</text:p>
          </table:table-cell>
          <table:table-cell office:value-type="float" office:value="4.31076">
            <text:p>4.3107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201282">
            <text:p>0.201282</text:p>
          </table:table-cell>
          <table:table-cell office:value-type="float" office:value="0.0664447">
            <text:p>0.0664447</text:p>
          </table:table-cell>
          <table:table-cell office:value-type="float" office:value="0.49">
            <text:p>0.49</text:p>
          </table:table-cell>
          <table:table-cell office:value-type="float" office:value="0.169733">
            <text:p>0.169733</text:p>
          </table:table-cell>
          <table:table-cell office:value-type="float" office:value="0.479747">
            <text:p>0.479747</text:p>
          </table:table-cell>
          <table:table-cell office:value-type="float" office:value="0.158792">
            <text:p>0.158792</text:p>
          </table:table-cell>
          <table:table-cell office:value-type="float" office:value="0.468709">
            <text:p>0.468709</text:p>
          </table:table-cell>
          <table:table-cell office:value-type="float" office:value="0.157203">
            <text:p>0.157203</text:p>
          </table:table-cell>
          <table:table-cell office:value-type="float" office:value="0.55911">
            <text:p>0.55911</text:p>
          </table:table-cell>
          <table:table-cell office:value-type="float" office:value="0.18491">
            <text:p>0.18491</text:p>
          </table:table-cell>
          <table:table-cell office:value-type="float" office:value="0.519482">
            <text:p>0.519482</text:p>
          </table:table-cell>
          <table:table-cell office:value-type="float" office:value="0.180813">
            <text:p>0.180813</text:p>
          </table:table-cell>
          <table:table-cell office:value-type="float" office:value="0.0526727">
            <text:p>0.0526727</text:p>
          </table:table-cell>
          <table:table-cell office:value-type="float" office:value="0.0207377">
            <text:p>0.0207377</text:p>
          </table:table-cell>
          <table:table-cell office:value-type="float" office:value="0.207972">
            <text:p>0.207972</text:p>
          </table:table-cell>
          <table:table-cell office:value-type="float" office:value="0.0628501">
            <text:p>0.062850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20.9718860318429">
            <text:p>20.9718860318</text:p>
          </table:table-cell>
          <table:table-cell/>
          <table:table-cell table:formula="of:=2*SQRT(2*LN(2))*[.D25]" office:value-type="float" office:value="21.3731944639171">
            <text:p>21.3731944639</text:p>
          </table:table-cell>
          <table:table-cell/>
          <table:table-cell table:formula="of:=2*SQRT(2*LN(2))*[.F25]" office:value-type="float" office:value="21.9286965125399">
            <text:p>21.9286965125</text:p>
          </table:table-cell>
          <table:table-cell/>
          <table:table-cell table:formula="of:=2*SQRT(2*LN(2))*[.H25]" office:value-type="float" office:value="21.7850289415926">
            <text:p>21.7850289416</text:p>
          </table:table-cell>
          <table:table-cell/>
          <table:table-cell table:formula="of:=2*SQRT(2*LN(2))*[.J25]" office:value-type="float" office:value="22.0712808662665">
            <text:p>22.0712808663</text:p>
          </table:table-cell>
          <table:table-cell/>
          <table:table-cell table:formula="of:=2*SQRT(2*LN(2))*[.L25]" office:value-type="float" office:value="22.1135027896739">
            <text:p>22.1135027897</text:p>
          </table:table-cell>
          <table:table-cell/>
          <table:table-cell table:formula="of:=2*SQRT(2*LN(2))*[.N25]" office:value-type="float" office:value="23.664528560534">
            <text:p>23.6645285605</text:p>
          </table:table-cell>
          <table:table-cell/>
          <table:table-cell table:formula="of:=2*SQRT(2*LN(2))*[.P25]" office:value-type="float" office:value="20.941508853262">
            <text:p>20.9415088533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32.834">
            <text:p>132.834</text:p>
          </table:table-cell>
          <table:table-cell/>
          <table:table-cell office:value-type="float" office:value="132.974">
            <text:p>132.974</text:p>
          </table:table-cell>
          <table:table-cell/>
          <table:table-cell office:value-type="float" office:value="133.117">
            <text:p>133.117</text:p>
          </table:table-cell>
          <table:table-cell/>
          <table:table-cell office:value-type="float" office:value="133.114">
            <text:p>133.114</text:p>
          </table:table-cell>
          <table:table-cell/>
          <table:table-cell office:value-type="float" office:value="133.026">
            <text:p>133.026</text:p>
          </table:table-cell>
          <table:table-cell/>
          <table:table-cell office:value-type="float" office:value="133.26">
            <text:p>133.26</text:p>
          </table:table-cell>
          <table:table-cell/>
          <table:table-cell office:value-type="float" office:value="134.211">
            <text:p>134.211</text:p>
          </table:table-cell>
          <table:table-cell/>
          <table:table-cell office:value-type="float" office:value="133.078">
            <text:p>133.078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Date Athabasca</text:p>
          </table:table-cell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  <table:table-cell office:value-type="string">
            <text:p>11-26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  <table:table-cell office:value-type="string">
            <text:p>68-16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1618.59">
            <text:p>1618.59</text:p>
          </table:table-cell>
          <table:table-cell office:value-type="float" office:value="24.8353">
            <text:p>24.8353</text:p>
          </table:table-cell>
          <table:table-cell office:value-type="float" office:value="3373.48">
            <text:p>3373.48</text:p>
          </table:table-cell>
          <table:table-cell office:value-type="float" office:value="60.9736">
            <text:p>60.9736</text:p>
          </table:table-cell>
          <table:table-cell office:value-type="float" office:value="2939.36">
            <text:p>2939.36</text:p>
          </table:table-cell>
          <table:table-cell office:value-type="float" office:value="56.0144">
            <text:p>56.0144</text:p>
          </table:table-cell>
          <table:table-cell office:value-type="float" office:value="2910.94">
            <text:p>2910.94</text:p>
          </table:table-cell>
          <table:table-cell office:value-type="float" office:value="56.9326">
            <text:p>56.9326</text:p>
          </table:table-cell>
          <table:table-cell office:value-type="float" office:value="3146.79">
            <text:p>3146.79</text:p>
          </table:table-cell>
          <table:table-cell office:value-type="float" office:value="63.6204">
            <text:p>63.6204</text:p>
          </table:table-cell>
          <table:table-cell office:value-type="float" office:value="2846.55">
            <text:p>2846.55</text:p>
          </table:table-cell>
          <table:table-cell office:value-type="float" office:value="61.1532">
            <text:p>61.1532</text:p>
          </table:table-cell>
          <table:table-cell office:value-type="float" office:value="204.54">
            <text:p>204.54</text:p>
          </table:table-cell>
          <table:table-cell office:value-type="float" office:value="5.81713">
            <text:p>5.81713</text:p>
          </table:table-cell>
          <table:table-cell office:value-type="float" office:value="1383.11">
            <text:p>1383.11</text:p>
          </table:table-cell>
          <table:table-cell office:value-type="float" office:value="23.0883">
            <text:p>23.0883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7.8028">
            <text:p>47.8028</text:p>
          </table:table-cell>
          <table:table-cell office:value-type="float" office:value="0.11637">
            <text:p>0.11637</text:p>
          </table:table-cell>
          <table:table-cell office:value-type="float" office:value="47.8897">
            <text:p>47.8897</text:p>
          </table:table-cell>
          <table:table-cell office:value-type="float" office:value="0.137429">
            <text:p>0.137429</text:p>
          </table:table-cell>
          <table:table-cell office:value-type="float" office:value="48.0192">
            <text:p>48.0192</text:p>
          </table:table-cell>
          <table:table-cell office:value-type="float" office:value="0.145593">
            <text:p>0.145593</text:p>
          </table:table-cell>
          <table:table-cell office:value-type="float" office:value="48.0708">
            <text:p>48.0708</text:p>
          </table:table-cell>
          <table:table-cell office:value-type="float" office:value="0.149557">
            <text:p>0.149557</text:p>
          </table:table-cell>
          <table:table-cell office:value-type="float" office:value="47.9759">
            <text:p>47.9759</text:p>
          </table:table-cell>
          <table:table-cell office:value-type="float" office:value="0.154972">
            <text:p>0.154972</text:p>
          </table:table-cell>
          <table:table-cell office:value-type="float" office:value="48.2109">
            <text:p>48.2109</text:p>
          </table:table-cell>
          <table:table-cell office:value-type="float" office:value="0.164618">
            <text:p>0.164618</text:p>
          </table:table-cell>
          <table:table-cell office:value-type="float" office:value="48.8922">
            <text:p>48.8922</text:p>
          </table:table-cell>
          <table:table-cell office:value-type="float" office:value="0.219057">
            <text:p>0.219057</text:p>
          </table:table-cell>
          <table:table-cell office:value-type="float" office:value="48.0511">
            <text:p>48.0511</text:p>
          </table:table-cell>
          <table:table-cell office:value-type="float" office:value="0.126849">
            <text:p>0.126849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209">
            <text:p>8.3209</text:p>
          </table:table-cell>
          <table:table-cell office:value-type="float" office:value="0.162003">
            <text:p>0.162003</text:p>
          </table:table-cell>
          <table:table-cell office:value-type="float" office:value="8.39722">
            <text:p>8.39722</text:p>
          </table:table-cell>
          <table:table-cell office:value-type="float" office:value="0.1926">
            <text:p>0.1926</text:p>
          </table:table-cell>
          <table:table-cell office:value-type="float" office:value="8.60158">
            <text:p>8.60158</text:p>
          </table:table-cell>
          <table:table-cell office:value-type="float" office:value="0.207072">
            <text:p>0.207072</text:p>
          </table:table-cell>
          <table:table-cell office:value-type="float" office:value="8.67514">
            <text:p>8.67514</text:p>
          </table:table-cell>
          <table:table-cell office:value-type="float" office:value="0.212757">
            <text:p>0.212757</text:p>
          </table:table-cell>
          <table:table-cell office:value-type="float" office:value="8.77234">
            <text:p>8.77234</text:p>
          </table:table-cell>
          <table:table-cell office:value-type="float" office:value="0.221807">
            <text:p>0.221807</text:p>
          </table:table-cell>
          <table:table-cell office:value-type="float" office:value="8.80771">
            <text:p>8.80771</text:p>
          </table:table-cell>
          <table:table-cell office:value-type="float" office:value="0.236355">
            <text:p>0.236355</text:p>
          </table:table-cell>
          <table:table-cell office:value-type="float" office:value="9.02097">
            <text:p>9.02097</text:p>
          </table:table-cell>
          <table:table-cell office:value-type="float" office:value="0.31876">
            <text:p>0.31876</text:p>
          </table:table-cell>
          <table:table-cell office:value-type="float" office:value="8.41003">
            <text:p>8.41003</text:p>
          </table:table-cell>
          <table:table-cell office:value-type="float" office:value="0.177854">
            <text:p>0.17785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81.036">
            <text:p>281.036</text:p>
          </table:table-cell>
          <table:table-cell office:value-type="float" office:value="19.3337">
            <text:p>19.3337</text:p>
          </table:table-cell>
          <table:table-cell office:value-type="float" office:value="206.667">
            <text:p>206.667</text:p>
          </table:table-cell>
          <table:table-cell office:value-type="float" office:value="47.4301">
            <text:p>47.4301</text:p>
          </table:table-cell>
          <table:table-cell office:value-type="float" office:value="211.097">
            <text:p>211.097</text:p>
          </table:table-cell>
          <table:table-cell office:value-type="float" office:value="43.4328">
            <text:p>43.4328</text:p>
          </table:table-cell>
          <table:table-cell office:value-type="float" office:value="215.654">
            <text:p>215.654</text:p>
          </table:table-cell>
          <table:table-cell office:value-type="float" office:value="44.1648">
            <text:p>44.1648</text:p>
          </table:table-cell>
          <table:table-cell office:value-type="float" office:value="240.332">
            <text:p>240.332</text:p>
          </table:table-cell>
          <table:table-cell office:value-type="float" office:value="49.1927">
            <text:p>49.1927</text:p>
          </table:table-cell>
          <table:table-cell office:value-type="float" office:value="262.569">
            <text:p>262.569</text:p>
          </table:table-cell>
          <table:table-cell office:value-type="float" office:value="47.344">
            <text:p>47.344</text:p>
          </table:table-cell>
          <table:table-cell office:value-type="float" office:value="73.1834">
            <text:p>73.1834</text:p>
          </table:table-cell>
          <table:table-cell office:value-type="float" office:value="4.50779">
            <text:p>4.50779</text:p>
          </table:table-cell>
          <table:table-cell office:value-type="float" office:value="169.615">
            <text:p>169.615</text:p>
          </table:table-cell>
          <table:table-cell office:value-type="float" office:value="17.9852">
            <text:p>17.985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3.75987">
            <text:p>-3.75987</text:p>
          </table:table-cell>
          <table:table-cell office:value-type="float" office:value="1.32195">
            <text:p>1.32195</text:p>
          </table:table-cell>
          <table:table-cell office:value-type="float" office:value="-8.67286">
            <text:p>-8.67286</text:p>
          </table:table-cell>
          <table:table-cell office:value-type="float" office:value="3.26734">
            <text:p>3.26734</text:p>
          </table:table-cell>
          <table:table-cell office:value-type="float" office:value="-8.2265">
            <text:p>-8.2265</text:p>
          </table:table-cell>
          <table:table-cell office:value-type="float" office:value="3.04219">
            <text:p>3.04219</text:p>
          </table:table-cell>
          <table:table-cell office:value-type="float" office:value="-8.6422">
            <text:p>-8.6422</text:p>
          </table:table-cell>
          <table:table-cell office:value-type="float" office:value="3.09353">
            <text:p>3.09353</text:p>
          </table:table-cell>
          <table:table-cell office:value-type="float" office:value="-9.45562">
            <text:p>-9.45562</text:p>
          </table:table-cell>
          <table:table-cell office:value-type="float" office:value="3.47174">
            <text:p>3.47174</text:p>
          </table:table-cell>
          <table:table-cell office:value-type="float" office:value="-8.7696">
            <text:p>-8.7696</text:p>
          </table:table-cell>
          <table:table-cell office:value-type="float" office:value="3.34976">
            <text:p>3.34976</text:p>
          </table:table-cell>
          <table:table-cell office:value-type="float" office:value="-0.939383">
            <text:p>-0.939383</text:p>
          </table:table-cell>
          <table:table-cell office:value-type="float" office:value="0.322863">
            <text:p>0.322863</text:p>
          </table:table-cell>
          <table:table-cell office:value-type="float" office:value="-3.56767">
            <text:p>-3.56767</text:p>
          </table:table-cell>
          <table:table-cell office:value-type="float" office:value="1.23879">
            <text:p>1.2387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367511">
            <text:p>0.0367511</text:p>
          </table:table-cell>
          <table:table-cell office:value-type="float" office:value="0.0132156">
            <text:p>0.0132156</text:p>
          </table:table-cell>
          <table:table-cell office:value-type="float" office:value="0.0885272">
            <text:p>0.0885272</text:p>
          </table:table-cell>
          <table:table-cell office:value-type="float" office:value="0.0326609">
            <text:p>0.0326609</text:p>
          </table:table-cell>
          <table:table-cell office:value-type="float" office:value="0.0839952">
            <text:p>0.0839952</text:p>
          </table:table-cell>
          <table:table-cell office:value-type="float" office:value="0.030413">
            <text:p>0.030413</text:p>
          </table:table-cell>
          <table:table-cell office:value-type="float" office:value="0.0878326">
            <text:p>0.0878326</text:p>
          </table:table-cell>
          <table:table-cell office:value-type="float" office:value="0.0309176">
            <text:p>0.0309176</text:p>
          </table:table-cell>
          <table:table-cell office:value-type="float" office:value="0.0965813">
            <text:p>0.0965813</text:p>
          </table:table-cell>
          <table:table-cell office:value-type="float" office:value="0.034728">
            <text:p>0.034728</text:p>
          </table:table-cell>
          <table:table-cell office:value-type="float" office:value="0.0892563">
            <text:p>0.0892563</text:p>
          </table:table-cell>
          <table:table-cell office:value-type="float" office:value="0.0334674">
            <text:p>0.0334674</text:p>
          </table:table-cell>
          <table:table-cell office:value-type="float" office:value="0.0094163">
            <text:p>0.0094163</text:p>
          </table:table-cell>
          <table:table-cell office:value-type="float" office:value="0.00321545">
            <text:p>0.00321545</text:p>
          </table:table-cell>
          <table:table-cell office:value-type="float" office:value="0.0354708">
            <text:p>0.0354708</text:p>
          </table:table-cell>
          <table:table-cell office:value-type="float" office:value="0.0123723">
            <text:p>0.012372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41]" office:value-type="float" office:value="19.594222112698">
            <text:p>19.5942221127</text:p>
          </table:table-cell>
          <table:table-cell/>
          <table:table-cell table:formula="of:=2*SQRT(2*LN(2))*[.D41]" office:value-type="float" office:value="19.7739419785348">
            <text:p>19.7739419785</text:p>
          </table:table-cell>
          <table:table-cell/>
          <table:table-cell table:formula="of:=2*SQRT(2*LN(2))*[.F41]" office:value-type="float" office:value="20.2551730029373">
            <text:p>20.2551730029</text:p>
          </table:table-cell>
          <table:table-cell/>
          <table:table-cell table:formula="of:=2*SQRT(2*LN(2))*[.H41]" office:value-type="float" office:value="20.4283935654498">
            <text:p>20.4283935654</text:p>
          </table:table-cell>
          <table:table-cell/>
          <table:table-cell table:formula="of:=2*SQRT(2*LN(2))*[.J41]" office:value-type="float" office:value="20.6572820738268">
            <text:p>20.6572820738</text:p>
          </table:table-cell>
          <table:table-cell/>
          <table:table-cell table:formula="of:=2*SQRT(2*LN(2))*[.L41]" office:value-type="float" office:value="20.7405720588195">
            <text:p>20.7405720588</text:p>
          </table:table-cell>
          <table:table-cell/>
          <table:table-cell table:formula="of:=2*SQRT(2*LN(2))*[.N41]" office:value-type="float" office:value="21.2427609816228">
            <text:p>21.2427609816</text:p>
          </table:table-cell>
          <table:table-cell/>
          <table:table-cell table:formula="of:=2*SQRT(2*LN(2))*[.P41]" office:value-type="float" office:value="19.8041072233116">
            <text:p>19.8041072233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15.803">
            <text:p>115.803</text:p>
          </table:table-cell>
          <table:table-cell/>
          <table:table-cell office:value-type="float" office:value="115.89">
            <text:p>115.89</text:p>
          </table:table-cell>
          <table:table-cell/>
          <table:table-cell office:value-type="float" office:value="116.019">
            <text:p>116.019</text:p>
          </table:table-cell>
          <table:table-cell/>
          <table:table-cell office:value-type="float" office:value="116.071">
            <text:p>116.071</text:p>
          </table:table-cell>
          <table:table-cell/>
          <table:table-cell office:value-type="float" office:value="115.976">
            <text:p>115.976</text:p>
          </table:table-cell>
          <table:table-cell/>
          <table:table-cell office:value-type="float" office:value="116.211">
            <text:p>116.211</text:p>
          </table:table-cell>
          <table:table-cell/>
          <table:table-cell office:value-type="float" office:value="116.892">
            <text:p>116.892</text:p>
          </table:table-cell>
          <table:table-cell/>
          <table:table-cell office:value-type="float" office:value="116.051">
            <text:p>116.05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 Athabasca</text:p>
          </table:table-cell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  <table:table-cell office:value-type="string">
            <text:p>12-01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  <table:table-cell office:value-type="string">
            <text:p>12-112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1368.1">
            <text:p>1368.1</text:p>
          </table:table-cell>
          <table:table-cell office:value-type="float" office:value="23.455">
            <text:p>23.455</text:p>
          </table:table-cell>
          <table:table-cell office:value-type="float" office:value="2944.95">
            <text:p>2944.95</text:p>
          </table:table-cell>
          <table:table-cell office:value-type="float" office:value="58.9594">
            <text:p>58.9594</text:p>
          </table:table-cell>
          <table:table-cell office:value-type="float" office:value="2654.21">
            <text:p>2654.21</text:p>
          </table:table-cell>
          <table:table-cell office:value-type="float" office:value="57.8529">
            <text:p>57.8529</text:p>
          </table:table-cell>
          <table:table-cell office:value-type="float" office:value="2689.83">
            <text:p>2689.83</text:p>
          </table:table-cell>
          <table:table-cell office:value-type="float" office:value="60.3347">
            <text:p>60.3347</text:p>
          </table:table-cell>
          <table:table-cell office:value-type="float" office:value="3083.27">
            <text:p>3083.27</text:p>
          </table:table-cell>
          <table:table-cell office:value-type="float" office:value="103.498">
            <text:p>103.498</text:p>
          </table:table-cell>
          <table:table-cell office:value-type="float" office:value="2726.23">
            <text:p>2726.23</text:p>
          </table:table-cell>
          <table:table-cell office:value-type="float" office:value="97.1303">
            <text:p>97.1303</text:p>
          </table:table-cell>
          <table:table-cell office:value-type="float" office:value="197.895">
            <text:p>197.895</text:p>
          </table:table-cell>
          <table:table-cell office:value-type="float" office:value="9.71896">
            <text:p>9.71896</text:p>
          </table:table-cell>
          <table:table-cell office:value-type="float" office:value="1240.4">
            <text:p>1240.4</text:p>
          </table:table-cell>
          <table:table-cell office:value-type="float" office:value="34.6062">
            <text:p>34.6062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0.1456">
            <text:p>50.1456</text:p>
          </table:table-cell>
          <table:table-cell office:value-type="float" office:value="0.130259">
            <text:p>0.130259</text:p>
          </table:table-cell>
          <table:table-cell office:value-type="float" office:value="50.1921">
            <text:p>50.1921</text:p>
          </table:table-cell>
          <table:table-cell office:value-type="float" office:value="0.152199">
            <text:p>0.152199</text:p>
          </table:table-cell>
          <table:table-cell office:value-type="float" office:value="50.3043">
            <text:p>50.3043</text:p>
          </table:table-cell>
          <table:table-cell office:value-type="float" office:value="0.166396">
            <text:p>0.166396</text:p>
          </table:table-cell>
          <table:table-cell office:value-type="float" office:value="50.2475">
            <text:p>50.2475</text:p>
          </table:table-cell>
          <table:table-cell office:value-type="float" office:value="0.171319">
            <text:p>0.171319</text:p>
          </table:table-cell>
          <table:table-cell office:value-type="float" office:value="40.2862">
            <text:p>40.2862</text:p>
          </table:table-cell>
          <table:table-cell office:value-type="float" office:value="0.180694">
            <text:p>0.180694</text:p>
          </table:table-cell>
          <table:table-cell office:value-type="float" office:value="40.5231">
            <text:p>40.5231</text:p>
          </table:table-cell>
          <table:table-cell office:value-type="float" office:value="0.19022">
            <text:p>0.19022</text:p>
          </table:table-cell>
          <table:table-cell office:value-type="float" office:value="40.9794">
            <text:p>40.9794</text:p>
          </table:table-cell>
          <table:table-cell office:value-type="float" office:value="0.240594">
            <text:p>0.240594</text:p>
          </table:table-cell>
          <table:table-cell office:value-type="float" office:value="40.4271">
            <text:p>40.4271</text:p>
          </table:table-cell>
          <table:table-cell office:value-type="float" office:value="0.156666">
            <text:p>0.15666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54649">
            <text:p>8.54649</text:p>
          </table:table-cell>
          <table:table-cell office:value-type="float" office:value="0.185171">
            <text:p>0.185171</text:p>
          </table:table-cell>
          <table:table-cell office:value-type="float" office:value="8.57668">
            <text:p>8.57668</text:p>
          </table:table-cell>
          <table:table-cell office:value-type="float" office:value="0.216455">
            <text:p>0.216455</text:p>
          </table:table-cell>
          <table:table-cell office:value-type="float" office:value="8.79613">
            <text:p>8.79613</text:p>
          </table:table-cell>
          <table:table-cell office:value-type="float" office:value="0.239574">
            <text:p>0.239574</text:p>
          </table:table-cell>
          <table:table-cell office:value-type="float" office:value="8.914176">
            <text:p>8.914176</text:p>
          </table:table-cell>
          <table:table-cell office:value-type="float" office:value="0.25051">
            <text:p>0.25051</text:p>
          </table:table-cell>
          <table:table-cell office:value-type="float" office:value="9.31592">
            <text:p>9.31592</text:p>
          </table:table-cell>
          <table:table-cell office:value-type="float" office:value="0.334717">
            <text:p>0.334717</text:p>
          </table:table-cell>
          <table:table-cell office:value-type="float" office:value="9.4345">
            <text:p>9.4345</text:p>
          </table:table-cell>
          <table:table-cell office:value-type="float" office:value="0.356066">
            <text:p>0.356066</text:p>
          </table:table-cell>
          <table:table-cell office:value-type="float" office:value="9.82804">
            <text:p>9.82804</text:p>
          </table:table-cell>
          <table:table-cell office:value-type="float" office:value="0.484015">
            <text:p>0.484015</text:p>
          </table:table-cell>
          <table:table-cell office:value-type="float" office:value="9.01506">
            <text:p>9.01506</text:p>
          </table:table-cell>
          <table:table-cell office:value-type="float" office:value="0.277829">
            <text:p>0.277829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372.256">
            <text:p>372.256</text:p>
          </table:table-cell>
          <table:table-cell office:value-type="float" office:value="18.5947">
            <text:p>18.5947</text:p>
          </table:table-cell>
          <table:table-cell office:value-type="float" office:value="273.321">
            <text:p>273.321</text:p>
          </table:table-cell>
          <table:table-cell office:value-type="float" office:value="46.7564">
            <text:p>46.7564</text:p>
          </table:table-cell>
          <table:table-cell office:value-type="float" office:value="278.234">
            <text:p>278.234</text:p>
          </table:table-cell>
          <table:table-cell office:value-type="float" office:value="45.7728">
            <text:p>45.7728</text:p>
          </table:table-cell>
          <table:table-cell office:value-type="float" office:value="279.531">
            <text:p>279.531</text:p>
          </table:table-cell>
          <table:table-cell office:value-type="float" office:value="47.4295">
            <text:p>47.4295</text:p>
          </table:table-cell>
          <table:table-cell office:value-type="float" office:value="336.137">
            <text:p>336.137</text:p>
          </table:table-cell>
          <table:table-cell office:value-type="float" office:value="65.1632">
            <text:p>65.1632</text:p>
          </table:table-cell>
          <table:table-cell office:value-type="float" office:value="355.965">
            <text:p>355.965</text:p>
          </table:table-cell>
          <table:table-cell office:value-type="float" office:value="60.6775">
            <text:p>60.6775</text:p>
          </table:table-cell>
          <table:table-cell office:value-type="float" office:value="105.707">
            <text:p>105.707</text:p>
          </table:table-cell>
          <table:table-cell office:value-type="float" office:value="5.57012">
            <text:p>5.57012</text:p>
          </table:table-cell>
          <table:table-cell office:value-type="float" office:value="193.889">
            <text:p>193.889</text:p>
          </table:table-cell>
          <table:table-cell office:value-type="float" office:value="23.0437">
            <text:p>23.043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3.78606">
            <text:p>-3.78606</text:p>
          </table:table-cell>
          <table:table-cell office:value-type="float" office:value="1.28882">
            <text:p>1.28882</text:p>
          </table:table-cell>
          <table:table-cell office:value-type="float" office:value="-8.86017">
            <text:p>-8.86017</text:p>
          </table:table-cell>
          <table:table-cell office:value-type="float" office:value="3.24167">
            <text:p>3.24167</text:p>
          </table:table-cell>
          <table:table-cell office:value-type="float" office:value="-8.68482">
            <text:p>-8.68482</text:p>
          </table:table-cell>
          <table:table-cell office:value-type="float" office:value="3.21503">
            <text:p>3.21503</text:p>
          </table:table-cell>
          <table:table-cell office:value-type="float" office:value="-9.14759">
            <text:p>-9.14759</text:p>
          </table:table-cell>
          <table:table-cell office:value-type="float" office:value="3.38969">
            <text:p>3.38969</text:p>
          </table:table-cell>
          <table:table-cell office:value-type="float" office:value="-22.4529">
            <text:p>-22.4529</text:p>
          </table:table-cell>
          <table:table-cell office:value-type="float" office:value="7.56116">
            <text:p>7.56116</text:p>
          </table:table-cell>
          <table:table-cell office:value-type="float" office:value="-21.3839">
            <text:p>-21.3839</text:p>
          </table:table-cell>
          <table:table-cell office:value-type="float" office:value="7.098">
            <text:p>7.098</text:p>
          </table:table-cell>
          <table:table-cell office:value-type="float" office:value="-2.14788">
            <text:p>-2.14788</text:p>
          </table:table-cell>
          <table:table-cell office:value-type="float" office:value="0.700668">
            <text:p>0.700668</text:p>
          </table:table-cell>
          <table:table-cell office:value-type="float" office:value="-8.09237">
            <text:p>-8.09237</text:p>
          </table:table-cell>
          <table:table-cell office:value-type="float" office:value="2.5438">
            <text:p>2.5438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364978">
            <text:p>0.0364978</text:p>
          </table:table-cell>
          <table:table-cell office:value-type="float" office:value="0.0127281">
            <text:p>0.0127281</text:p>
          </table:table-cell>
          <table:table-cell office:value-type="float" office:value="0.0850334">
            <text:p>0.0850334</text:p>
          </table:table-cell>
          <table:table-cell office:value-type="float" office:value="0.0320065">
            <text:p>0.0320065</text:p>
          </table:table-cell>
          <table:table-cell office:value-type="float" office:value="0.0836243">
            <text:p>0.0836243</text:p>
          </table:table-cell>
          <table:table-cell office:value-type="float" office:value="0.0317334">
            <text:p>0.0317334</text:p>
          </table:table-cell>
          <table:table-cell office:value-type="float" office:value="0.0883189">
            <text:p>0.0883189</text:p>
          </table:table-cell>
          <table:table-cell office:value-type="float" office:value="0.0334831">
            <text:p>0.0334831</text:p>
          </table:table-cell>
          <table:table-cell office:value-type="float" office:value="0.274448">
            <text:p>0.274448</text:p>
          </table:table-cell>
          <table:table-cell office:value-type="float" office:value="0.0936841">
            <text:p>0.0936841</text:p>
          </table:table-cell>
          <table:table-cell office:value-type="float" office:value="0.25934">
            <text:p>0.25934</text:p>
          </table:table-cell>
          <table:table-cell office:value-type="float" office:value="0.0877388">
            <text:p>0.0877388</text:p>
          </table:table-cell>
          <table:table-cell office:value-type="float" office:value="0.0250613">
            <text:p>0.0250613</text:p>
          </table:table-cell>
          <table:table-cell office:value-type="float" office:value="0.00862029">
            <text:p>0.00862029</text:p>
          </table:table-cell>
          <table:table-cell office:value-type="float" office:value="0.099478">
            <text:p>0.099478</text:p>
          </table:table-cell>
          <table:table-cell office:value-type="float" office:value="0.0314568">
            <text:p>0.0314568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58]" office:value-type="float" office:value="20.1254459666566">
            <text:p>20.1254459667</text:p>
          </table:table-cell>
          <table:table-cell/>
          <table:table-cell table:formula="of:=2*SQRT(2*LN(2))*[.D58]" office:value-type="float" office:value="20.196537983816">
            <text:p>20.1965379838</text:p>
          </table:table-cell>
          <table:table-cell/>
          <table:table-cell table:formula="of:=2*SQRT(2*LN(2))*[.F58]" office:value-type="float" office:value="20.7133032426981">
            <text:p>20.7133032427</text:p>
          </table:table-cell>
          <table:table-cell/>
          <table:table-cell table:formula="of:=2*SQRT(2*LN(2))*[.H58]" office:value-type="float" office:value="20.9912803297338">
            <text:p>20.9912803297</text:p>
          </table:table-cell>
          <table:table-cell/>
          <table:table-cell table:formula="of:=2*SQRT(2*LN(2))*[.J58]" office:value-type="float" office:value="21.9373151539047">
            <text:p>21.9373151539</text:p>
          </table:table-cell>
          <table:table-cell/>
          <table:table-cell table:formula="of:=2*SQRT(2*LN(2))*[.L58]" office:value-type="float" office:value="22.2165497148445">
            <text:p>22.2165497148</text:p>
          </table:table-cell>
          <table:table-cell/>
          <table:table-cell table:formula="of:=2*SQRT(2*LN(2))*[.N58]" office:value-type="float" office:value="23.143265595366">
            <text:p>23.1432655954</text:p>
          </table:table-cell>
          <table:table-cell/>
          <table:table-cell table:formula="of:=2*SQRT(2*LN(2))*[.P58]" office:value-type="float" office:value="21.2288439951567">
            <text:p>21.2288439952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62.1456">
            <text:p>62.1456</text:p>
          </table:table-cell>
          <table:table-cell/>
          <table:table-cell office:value-type="float" office:value="62.1921">
            <text:p>62.1921</text:p>
          </table:table-cell>
          <table:table-cell/>
          <table:table-cell office:value-type="float" office:value="62.3043">
            <text:p>62.3043</text:p>
          </table:table-cell>
          <table:table-cell/>
          <table:table-cell office:value-type="float" office:value="62.2475">
            <text:p>62.2475</text:p>
          </table:table-cell>
          <table:table-cell/>
          <table:table-cell office:value-type="float" office:value="62.2862">
            <text:p>62.2862</text:p>
          </table:table-cell>
          <table:table-cell/>
          <table:table-cell office:value-type="float" office:value="62.5231">
            <text:p>62.5231</text:p>
          </table:table-cell>
          <table:table-cell/>
          <table:table-cell office:value-type="float" office:value="62.9794">
            <text:p>62.9794</text:p>
          </table:table-cell>
          <table:table-cell/>
          <table:table-cell office:value-type="float" office:value="62.4271">
            <text:p>62.4271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Date Athabasca</text:p>
          </table:table-cell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  <table:table-cell office:value-type="string">
            <text:p>12-15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  <table:table-cell office:value-type="string">
            <text:p>95-19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1401.09">
            <text:p>1401.09</text:p>
          </table:table-cell>
          <table:table-cell office:value-type="float" office:value="21.8659">
            <text:p>21.8659</text:p>
          </table:table-cell>
          <table:table-cell office:value-type="float" office:value="2950.17">
            <text:p>2950.17</text:p>
          </table:table-cell>
          <table:table-cell office:value-type="float" office:value="53.4185">
            <text:p>53.4185</text:p>
          </table:table-cell>
          <table:table-cell office:value-type="float" office:value="2599.56">
            <text:p>2599.56</text:p>
          </table:table-cell>
          <table:table-cell office:value-type="float" office:value="54.2661">
            <text:p>54.2661</text:p>
          </table:table-cell>
          <table:table-cell office:value-type="float" office:value="2653.05">
            <text:p>2653.05</text:p>
          </table:table-cell>
          <table:table-cell office:value-type="float" office:value="56.3285">
            <text:p>56.3285</text:p>
          </table:table-cell>
          <table:table-cell office:value-type="float" office:value="2903.83">
            <text:p>2903.83</text:p>
          </table:table-cell>
          <table:table-cell office:value-type="float" office:value="63.0619">
            <text:p>63.0619</text:p>
          </table:table-cell>
          <table:table-cell office:value-type="float" office:value="2623.25">
            <text:p>2623.25</text:p>
          </table:table-cell>
          <table:table-cell office:value-type="float" office:value="60.8292">
            <text:p>60.8292</text:p>
          </table:table-cell>
          <table:table-cell office:value-type="float" office:value="185.795">
            <text:p>185.795</text:p>
          </table:table-cell>
          <table:table-cell office:value-type="float" office:value="5.56577">
            <text:p>5.56577</text:p>
          </table:table-cell>
          <table:table-cell office:value-type="float" office:value="1256.49">
            <text:p>1256.49</text:p>
          </table:table-cell>
          <table:table-cell office:value-type="float" office:value="21.835">
            <text:p>21.83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9.7595">
            <text:p>49.7595</text:p>
          </table:table-cell>
          <table:table-cell office:value-type="float" office:value="0.118074">
            <text:p>0.118074</text:p>
          </table:table-cell>
          <table:table-cell office:value-type="float" office:value="49.9385">
            <text:p>49.9385</text:p>
          </table:table-cell>
          <table:table-cell office:value-type="float" office:value="0.137074">
            <text:p>0.137074</text:p>
          </table:table-cell>
          <table:table-cell office:value-type="float" office:value="50.0825">
            <text:p>50.0825</text:p>
          </table:table-cell>
          <table:table-cell office:value-type="float" office:value="0.159125">
            <text:p>0.159125</text:p>
          </table:table-cell>
          <table:table-cell office:value-type="float" office:value="49.9823">
            <text:p>49.9823</text:p>
          </table:table-cell>
          <table:table-cell office:value-type="float" office:value="0.163864">
            <text:p>0.163864</text:p>
          </table:table-cell>
          <table:table-cell office:value-type="float" office:value="49.9736">
            <text:p>49.9736</text:p>
          </table:table-cell>
          <table:table-cell office:value-type="float" office:value="0.165816">
            <text:p>0.165816</text:p>
          </table:table-cell>
          <table:table-cell office:value-type="float" office:value="50.0839">
            <text:p>50.0839</text:p>
          </table:table-cell>
          <table:table-cell office:value-type="float" office:value="0.177049">
            <text:p>0.177049</text:p>
          </table:table-cell>
          <table:table-cell office:value-type="float" office:value="50.9804">
            <text:p>50.9804</text:p>
          </table:table-cell>
          <table:table-cell office:value-type="float" office:value="0.229103">
            <text:p>0.229103</text:p>
          </table:table-cell>
          <table:table-cell office:value-type="float" office:value="50.0488">
            <text:p>50.0488</text:p>
          </table:table-cell>
          <table:table-cell office:value-type="float" office:value="0.132082">
            <text:p>0.132082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8336">
            <text:p>8.38336</text:p>
          </table:table-cell>
          <table:table-cell office:value-type="float" office:value="0.165916">
            <text:p>0.165916</text:p>
          </table:table-cell>
          <table:table-cell office:value-type="float" office:value="8.44183">
            <text:p>8.44183</text:p>
          </table:table-cell>
          <table:table-cell office:value-type="float" office:value="0.192353">
            <text:p>0.192353</text:p>
          </table:table-cell>
          <table:table-cell office:value-type="float" office:value="8.72144">
            <text:p>8.72144</text:p>
          </table:table-cell>
          <table:table-cell office:value-type="float" office:value="0.22917">
            <text:p>0.22917</text:p>
          </table:table-cell>
          <table:table-cell office:value-type="float" office:value="8.80231">
            <text:p>8.80231</text:p>
          </table:table-cell>
          <table:table-cell office:value-type="float" office:value="0.237451">
            <text:p>0.237451</text:p>
          </table:table-cell>
          <table:table-cell office:value-type="float" office:value="8.86738">
            <text:p>8.86738</text:p>
          </table:table-cell>
          <table:table-cell office:value-type="float" office:value="0.241444">
            <text:p>0.241444</text:p>
          </table:table-cell>
          <table:table-cell office:value-type="float" office:value="8.89123">
            <text:p>8.89123</text:p>
          </table:table-cell>
          <table:table-cell office:value-type="float" office:value="0.258893">
            <text:p>0.258893</text:p>
          </table:table-cell>
          <table:table-cell office:value-type="float" office:value="8.95033">
            <text:p>8.95033</text:p>
          </table:table-cell>
          <table:table-cell office:value-type="float" office:value="0.33554">
            <text:p>0.33554</text:p>
          </table:table-cell>
          <table:table-cell office:value-type="float" office:value="8.5826">
            <text:p>8.5826</text:p>
          </table:table-cell>
          <table:table-cell office:value-type="float" office:value="0.187245">
            <text:p>0.18724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335.248">
            <text:p>335.248</text:p>
          </table:table-cell>
          <table:table-cell office:value-type="float" office:value="17.31111">
            <text:p>17.31111</text:p>
          </table:table-cell>
          <table:table-cell office:value-type="float" office:value="287.121">
            <text:p>287.121</text:p>
          </table:table-cell>
          <table:table-cell office:value-type="float" office:value="42.3761">
            <text:p>42.3761</text:p>
          </table:table-cell>
          <table:table-cell office:value-type="float" office:value="293.517">
            <text:p>293.517</text:p>
          </table:table-cell>
          <table:table-cell office:value-type="float" office:value="42.8277">
            <text:p>42.8277</text:p>
          </table:table-cell>
          <table:table-cell office:value-type="float" office:value="295.203">
            <text:p>295.203</text:p>
          </table:table-cell>
          <table:table-cell office:value-type="float" office:value="44.3095">
            <text:p>44.3095</text:p>
          </table:table-cell>
          <table:table-cell office:value-type="float" office:value="323.91">
            <text:p>323.91</text:p>
          </table:table-cell>
          <table:table-cell office:value-type="float" office:value="49.5085">
            <text:p>49.5085</text:p>
          </table:table-cell>
          <table:table-cell office:value-type="float" office:value="343.496">
            <text:p>343.496</text:p>
          </table:table-cell>
          <table:table-cell office:value-type="float" office:value="47.7325">
            <text:p>47.7325</text:p>
          </table:table-cell>
          <table:table-cell office:value-type="float" office:value="80.737">
            <text:p>80.737</text:p>
          </table:table-cell>
          <table:table-cell office:value-type="float" office:value="4.40893">
            <text:p>4.40893</text:p>
          </table:table-cell>
          <table:table-cell office:value-type="float" office:value="181.314">
            <text:p>181.314</text:p>
          </table:table-cell>
          <table:table-cell office:value-type="float" office:value="17.3037">
            <text:p>17.303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90085">
            <text:p>-2.90085</text:p>
          </table:table-cell>
          <table:table-cell office:value-type="float" office:value="1.18657">
            <text:p>1.18657</text:p>
          </table:table-cell>
          <table:table-cell office:value-type="float" office:value="-5.97773">
            <text:p>-5.97773</text:p>
          </table:table-cell>
          <table:table-cell office:value-type="float" office:value="2.89793">
            <text:p>2.89793</text:p>
          </table:table-cell>
          <table:table-cell office:value-type="float" office:value="-6.30419">
            <text:p>-6.30419</text:p>
          </table:table-cell>
          <table:table-cell office:value-type="float" office:value="3.01245">
            <text:p>3.01245</text:p>
          </table:table-cell>
          <table:table-cell office:value-type="float" office:value="-6.70203">
            <text:p>-6.70203</text:p>
          </table:table-cell>
          <table:table-cell office:value-type="float" office:value="3.13955">
            <text:p>3.13955</text:p>
          </table:table-cell>
          <table:table-cell office:value-type="float" office:value="-7.71103">
            <text:p>-7.71103</text:p>
          </table:table-cell>
          <table:table-cell office:value-type="float" office:value="3.5269">
            <text:p>3.5269</text:p>
          </table:table-cell>
          <table:table-cell office:value-type="float" office:value="-6.57283">
            <text:p>-6.57283</text:p>
          </table:table-cell>
          <table:table-cell office:value-type="float" office:value="3.41429">
            <text:p>3.41429</text:p>
          </table:table-cell>
          <table:table-cell office:value-type="float" office:value="-0.81365">
            <text:p>-0.81365</text:p>
          </table:table-cell>
          <table:table-cell office:value-type="float" office:value="0.314422">
            <text:p>0.314422</text:p>
          </table:table-cell>
          <table:table-cell office:value-type="float" office:value="-3.36377">
            <text:p>-3.36377</text:p>
          </table:table-cell>
          <table:table-cell office:value-type="float" office:value="1.19623">
            <text:p>1.19623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399523">
            <text:p>0.0399523</text:p>
          </table:table-cell>
          <table:table-cell office:value-type="float" office:value="0.0117395">
            <text:p>0.0117395</text:p>
          </table:table-cell>
          <table:table-cell office:value-type="float" office:value="0.0848843">
            <text:p>0.0848843</text:p>
          </table:table-cell>
          <table:table-cell office:value-type="float" office:value="0.0286408">
            <text:p>0.0286408</text:p>
          </table:table-cell>
          <table:table-cell office:value-type="float" office:value="0.08509141">
            <text:p>0.08509141</text:p>
          </table:table-cell>
          <table:table-cell office:value-type="float" office:value="0.0297728">
            <text:p>0.0297728</text:p>
          </table:table-cell>
          <table:table-cell office:value-type="float" office:value="0.0891065">
            <text:p>0.0891065</text:p>
          </table:table-cell>
          <table:table-cell office:value-type="float" office:value="0.031053">
            <text:p>0.031053</text:p>
          </table:table-cell>
          <table:table-cell office:value-type="float" office:value="0.0999679">
            <text:p>0.0999679</text:p>
          </table:table-cell>
          <table:table-cell office:value-type="float" office:value="0.0348908">
            <text:p>0.0348908</text:p>
          </table:table-cell>
          <table:table-cell office:value-type="float" office:value="0.0904519">
            <text:p>0.0904519</text:p>
          </table:table-cell>
          <table:table-cell office:value-type="float" office:value="0.0337581">
            <text:p>0.0337581</text:p>
          </table:table-cell>
          <table:table-cell office:value-type="float" office:value="0.00930501">
            <text:p>0.00930501</text:p>
          </table:table-cell>
          <table:table-cell office:value-type="float" office:value="0.00309205">
            <text:p>0.00309205</text:p>
          </table:table-cell>
          <table:table-cell office:value-type="float" office:value="0.039947">
            <text:p>0.039947</text:p>
          </table:table-cell>
          <table:table-cell office:value-type="float" office:value="0.0118194">
            <text:p>0.0118194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74]" office:value-type="float" office:value="19.7413041727107">
            <text:p>19.7413041727</text:p>
          </table:table-cell>
          <table:table-cell/>
          <table:table-cell table:formula="of:=2*SQRT(2*LN(2))*[.D74]" office:value-type="float" office:value="19.8789905007436">
            <text:p>19.8789905007</text:p>
          </table:table-cell>
          <table:table-cell/>
          <table:table-cell table:formula="of:=2*SQRT(2*LN(2))*[.F74]" office:value-type="float" office:value="20.5374217335347">
            <text:p>20.5374217335</text:p>
          </table:table-cell>
          <table:table-cell/>
          <table:table-cell table:formula="of:=2*SQRT(2*LN(2))*[.H74]" office:value-type="float" office:value="20.7278560305764">
            <text:p>20.7278560306</text:p>
          </table:table-cell>
          <table:table-cell/>
          <table:table-cell table:formula="of:=2*SQRT(2*LN(2))*[.J74]" office:value-type="float" office:value="20.8810841709065">
            <text:p>20.8810841709</text:p>
          </table:table-cell>
          <table:table-cell/>
          <table:table-cell table:formula="of:=2*SQRT(2*LN(2))*[.L74]" office:value-type="float" office:value="20.9372466289805">
            <text:p>20.937246629</text:p>
          </table:table-cell>
          <table:table-cell/>
          <table:table-cell table:formula="of:=2*SQRT(2*LN(2))*[.N74]" office:value-type="float" office:value="21.0764164936419">
            <text:p>21.0764164936</text:p>
          </table:table-cell>
          <table:table-cell/>
          <table:table-cell table:formula="of:=2*SQRT(2*LN(2))*[.P74]" office:value-type="float" office:value="20.2104785184826">
            <text:p>20.2104785185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44.759">
            <text:p>144.759</text:p>
          </table:table-cell>
          <table:table-cell/>
          <table:table-cell office:value-type="float" office:value="144.938">
            <text:p>144.938</text:p>
          </table:table-cell>
          <table:table-cell/>
          <table:table-cell office:value-type="float" office:value="145.083">
            <text:p>145.083</text:p>
          </table:table-cell>
          <table:table-cell/>
          <table:table-cell office:value-type="float" office:value="144.982">
            <text:p>144.982</text:p>
          </table:table-cell>
          <table:table-cell/>
          <table:table-cell office:value-type="float" office:value="144.974">
            <text:p>144.974</text:p>
          </table:table-cell>
          <table:table-cell/>
          <table:table-cell office:value-type="float" office:value="145.084">
            <text:p>145.084</text:p>
          </table:table-cell>
          <table:table-cell/>
          <table:table-cell office:value-type="float" office:value="145.98">
            <text:p>145.98</text:p>
          </table:table-cell>
          <table:table-cell/>
          <table:table-cell office:value-type="float" office:value="145.049">
            <text:p>145.049</text:p>
          </table:table-cell>
          <table:table-cell/>
        </table:table-row>
        <table:table-row table:style-name="ro1">
          <table:table-cell office:value-type="string">
            <text:p>*added 17 missing data points to start of image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2012-08-03</text:date>, <text:time>11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5:54:21.05</meta:creation-date>
    <dc:date>2012-08-03T11:49:48.75</dc:date>
    <meta:editing-duration>P4DT23H6M55S</meta:editing-duration>
    <meta:editing-cycles>4</meta:editing-cycles>
    <meta:generator>OpenOffice.org/3.3$Win32 OpenOffice.org_project/330m20$Build-9567</meta:generator>
    <meta:document-statistic meta:table-count="3" meta:cell-count="871" meta:object-count="0"/>
  </office:meta>
</office:document-meta>
</file>